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sans-serif"/>
    <style:font-face style:name="open sansregular" svg:font-family="'open sansregular', Genev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c4e88"/>
    </style:style>
    <style:style style:name="P2" style:family="paragraph" style:parent-style-name="Standard">
      <style:text-properties officeooo:rsid="000c4e88" officeooo:paragraph-rsid="000f9014"/>
    </style:style>
    <style:style style:name="P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4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5" style:family="paragraph" style:parent-style-name="Standard">
      <style:text-properties officeooo:rsid="000f9014" officeooo:paragraph-rsid="000f9014"/>
    </style:style>
    <style:style style:name="P6" style:family="paragraph" style:parent-style-name="Standard">
      <style:text-properties officeooo:rsid="00112a0a" officeooo:paragraph-rsid="00112a0a"/>
    </style:style>
    <style:style style:name="P7" style:family="paragraph" style:parent-style-name="Standard">
      <style:text-properties officeooo:rsid="00112a0a" officeooo:paragraph-rsid="00251227"/>
    </style:style>
    <style:style style:name="P8" style:family="paragraph" style:parent-style-name="Standard">
      <style:text-properties style:text-underline-style="none" officeooo:rsid="02917bc0" officeooo:paragraph-rsid="0018d05e"/>
    </style:style>
    <style:style style:name="P9" style:family="paragraph" style:parent-style-name="Standard">
      <style:text-properties style:text-underline-style="none" officeooo:rsid="028fc0cb" officeooo:paragraph-rsid="00124a40"/>
    </style:style>
    <style:style style:name="P10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1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12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13" style:family="paragraph" style:parent-style-name="Standard">
      <style:text-properties officeooo:rsid="00169b20" officeooo:paragraph-rsid="00251227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220781" officeooo:paragraph-rsid="00220781"/>
    </style:style>
    <style:style style:name="P16" style:family="paragraph" style:parent-style-name="Standard">
      <style:text-properties officeooo:rsid="002669cf" officeooo:paragraph-rsid="002669cf"/>
    </style:style>
    <style:style style:name="P17" style:family="paragraph" style:parent-style-name="Standard">
      <style:text-properties officeooo:rsid="002669cf" officeooo:paragraph-rsid="002b8bc5"/>
    </style:style>
    <style:style style:name="P18" style:family="paragraph" style:parent-style-name="Standard">
      <style:text-properties officeooo:rsid="002855f2" officeooo:paragraph-rsid="002855f2"/>
    </style:style>
    <style:style style:name="P19" style:family="paragraph" style:parent-style-name="Standard">
      <style:text-properties officeooo:rsid="00291386" officeooo:paragraph-rsid="00291386"/>
    </style:style>
    <style:style style:name="P20" style:family="paragraph" style:parent-style-name="Standard">
      <style:text-properties officeooo:rsid="002a351b" officeooo:paragraph-rsid="002a351b"/>
    </style:style>
    <style:style style:name="P21" style:family="paragraph" style:parent-style-name="Standard">
      <style:text-properties officeooo:rsid="002b3e5c" officeooo:paragraph-rsid="002b3e5c"/>
    </style:style>
    <style:style style:name="P22" style:family="paragraph" style:parent-style-name="Standard">
      <style:text-properties officeooo:rsid="002cc012" officeooo:paragraph-rsid="002cc012"/>
    </style:style>
    <style:style style:name="P23" style:family="paragraph" style:parent-style-name="Standard">
      <style:text-properties officeooo:rsid="002e5ddb" officeooo:paragraph-rsid="002e5ddb"/>
    </style:style>
    <style:style style:name="P24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26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text-properties fo:font-size="10pt" style:text-underline-style="none" officeooo:rsid="02582cf7" officeooo:paragraph-rsid="00251227" style:font-size-asian="10pt" style:font-size-complex="10pt"/>
    </style:style>
    <style:style style:name="P29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5f847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cea172" officeooo:paragraph-rsid="0058caf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61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68" style:family="paragraph" style:parent-style-name="Standard">
      <style:text-properties officeooo:rsid="003a0176" officeooo:paragraph-rsid="004567a2"/>
    </style:style>
    <style:style style:name="P69" style:family="paragraph" style:parent-style-name="Standard">
      <style:text-properties officeooo:rsid="00112a0a" officeooo:paragraph-rsid="00251227"/>
    </style:style>
    <style:style style:name="P70" style:family="paragraph" style:parent-style-name="Standard">
      <style:text-properties officeooo:rsid="017a1f77" officeooo:paragraph-rsid="00503900"/>
    </style:style>
    <style:style style:name="P71" style:family="paragraph" style:parent-style-name="Standard">
      <style:text-properties officeooo:rsid="01814b18" officeooo:paragraph-rsid="00503900"/>
    </style:style>
    <style:style style:name="P72" style:family="paragraph" style:parent-style-name="Standard">
      <style:text-properties officeooo:rsid="02bb31d8" officeooo:paragraph-rsid="00503900"/>
    </style:style>
    <style:style style:name="P73" style:family="paragraph" style:parent-style-name="Standard">
      <style:text-properties officeooo:rsid="02bd72f2" officeooo:paragraph-rsid="00503900"/>
    </style:style>
    <style:style style:name="P74" style:family="paragraph" style:parent-style-name="Standard">
      <style:text-properties officeooo:rsid="01803104" officeooo:paragraph-rsid="00503900"/>
    </style:style>
    <style:style style:name="P75" style:family="paragraph" style:parent-style-name="Standard">
      <style:text-properties officeooo:rsid="0163d1ae" officeooo:paragraph-rsid="00503900"/>
    </style:style>
    <style:style style:name="P76" style:family="paragraph" style:parent-style-name="Standard">
      <style:text-properties officeooo:rsid="017ee1af" officeooo:paragraph-rsid="00503900"/>
    </style:style>
    <style:style style:name="P77" style:family="paragraph" style:parent-style-name="Standard">
      <style:text-properties officeooo:rsid="00277bd6" officeooo:paragraph-rsid="00277bd6"/>
    </style:style>
    <style:style style:name="P78" style:family="paragraph" style:parent-style-name="Standard">
      <style:text-properties officeooo:rsid="0058cafb" officeooo:paragraph-rsid="0058ca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9014" style:font-weight-asian="normal" style:font-weight-complex="normal"/>
    </style:style>
    <style:style style:name="T10" style:family="text">
      <style:text-properties fo:font-weight="normal" officeooo:rsid="028fc0cb" style:font-weight-asian="normal" style:font-weight-complex="normal"/>
    </style:style>
    <style:style style:name="T11" style:family="text">
      <style:text-properties fo:font-weight="normal" officeooo:rsid="026b8f11" style:font-weight-asian="normal" style:font-weight-complex="normal"/>
    </style:style>
    <style:style style:name="T12" style:family="text">
      <style:text-properties fo:font-weight="normal" officeooo:rsid="0048fccd" style:font-weight-asian="normal" style:font-weight-complex="normal"/>
    </style:style>
    <style:style style:name="T13" style:family="text">
      <style:text-properties officeooo:rsid="001181c3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18" style:family="text">
      <style:text-properties officeooo:rsid="026b7e9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26ddbf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7f580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officeooo:rsid="00319087"/>
    </style:style>
    <style:style style:name="T27" style:family="text">
      <style:text-properties officeooo:rsid="0031d434"/>
    </style:style>
    <style:style style:name="T28" style:family="text">
      <style:text-properties officeooo:rsid="0034a20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3890cf"/>
    </style:style>
    <style:style style:name="T31" style:family="text">
      <style:text-properties officeooo:rsid="0038c920"/>
    </style:style>
    <style:style style:name="T32" style:family="text">
      <style:text-properties officeooo:rsid="00393f7e"/>
    </style:style>
    <style:style style:name="T33" style:family="text">
      <style:text-properties officeooo:rsid="003d5c84"/>
    </style:style>
    <style:style style:name="T34" style:family="text">
      <style:text-properties officeooo:rsid="00445f71"/>
    </style:style>
    <style:style style:name="T35" style:family="text">
      <style:text-properties officeooo:rsid="004567a2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39" style:family="text">
      <style:text-properties officeooo:rsid="019a7305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2bb8a9c" style:font-weight-asian="normal" style:font-weight-complex="normal"/>
    </style:style>
    <style:style style:name="T43" style:family="text">
      <style:text-properties style:text-underline-style="none" fo:font-weight="normal" officeooo:rsid="01647cf4" style:font-weight-asian="normal" style:font-weight-complex="normal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2bb8a9c" style:font-weight-asian="bold" style:font-weight-complex="bold"/>
    </style:style>
    <style:style style:name="T46" style:family="text">
      <style:text-properties style:text-underline-style="none" fo:font-weight="bold" officeooo:rsid="017c0ea9" style:font-weight-asian="bold" style:font-weight-complex="bold"/>
    </style:style>
    <style:style style:name="T47" style:family="text">
      <style:text-properties style:text-underline-style="none" fo:font-weight="bold" officeooo:rsid="01647cf4" style:font-weight-asian="bold" style:font-weight-complex="bold"/>
    </style:style>
    <style:style style:name="T48" style:family="text">
      <style:text-properties officeooo:rsid="0048fccd"/>
    </style:style>
    <style:style style:name="T49" style:family="text">
      <style:text-properties officeooo:rsid="005a0287"/>
    </style:style>
    <style:style style:name="T50" style:family="text">
      <style:text-properties officeooo:rsid="005f8478"/>
    </style:style>
    <style:style style:name="T51" style:family="text">
      <style:text-properties officeooo:rsid="00626afc"/>
    </style:style>
    <style:style style:name="T52" style:family="text">
      <style:text-properties officeooo:rsid="0063dd14"/>
    </style:style>
    <style:style style:name="T53" style:family="text">
      <style:text-properties officeooo:rsid="0065b4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* 101.1 <text:span text:style-name="Strong_20_Emphasis">Determine and configure hardware settings.</text:span></text:p>
      <text:p text:style-name="P35"/>
      <text:p text:style-name="P35"/>
      <text:p text:style-name="P35"><text:span text:style-name="T1">Enable and disable integrated peripherals:</text:span> <text:s text:c="2"/><text:span text:style-name="T49">From the BIOS or UEFI. Enable , disable and so on.</text:span></text:p>
      <text:p text:style-name="P35"/>
      <text:p text:style-name="P33">Differentiate between the various types of mass storage devices. </text:p>
      <text:p text:style-name="P37"><text:span text:style-name="T50">Secondary storage or permanent storage, the first storage is the RAM memory.</text:span></text:p>
      <text:p text:style-name="P32"/>
      <text:list xml:id="list4062388424" text:style-name="L3">
        <text:list-item>
          <text:p text:style-name="P36">solid-state drives (SSD)</text:p>
        </text:list-item>
        <text:list-item>
          <text:p text:style-name="P36">hard drives</text:p>
        </text:list-item>
        <text:list-item>
          <text:p text:style-name="P36">external hard drives</text:p>
        </text:list-item>
        <text:list-item>
          <text:p text:style-name="P36">optical drives</text:p>
        </text:list-item>
        <text:list-item>
          <text:p text:style-name="P36">tape drives</text:p>
        </text:list-item>
        <text:list-item>
          <text:p text:style-name="P36">RAID storage</text:p>
        </text:list-item>
        <text:list-item>
          <text:p text:style-name="P36">USB storage</text:p>
        </text:list-item>
        <text:list-item>
          <text:p text:style-name="P36">flash memory cards</text:p>
          <text:p text:style-name="P36"/>
        </text:list-item>
      </text:list>
      <text:p text:style-name="P50"><text:span text:style-name="T1">See the Disk ID:</text:span> <text:s/></text:p>
      <text:p text:style-name="P50">blkid</text:p>
      <text:p text:style-name="P35">ls -s /dev/disk/by-uuid/</text:p>
      <text:p text:style-name="P35"/>
      <text:p text:style-name="P35"/>
      <text:p text:style-name="P25"><text:span text:style-name="T36">Proc pseudo-filesystem: </text:span><text:span text:style-name="T37">Presents information about CPU processes and other system information.</text:span></text:p>
      <text:p text:style-name="P62">cat /proc/interrupts <text:s/><text:span text:style-name="T51">To see the IRQ, Interrupt Requests to the CPU sent by the devices.</text:span></text:p>
      <text:p text:style-name="P62">cat /proc/ioports <text:s text:c="2"/><text:span text:style-name="T52">To see the allocation of IO ports ,Imput Output,</text:span></text:p>
      <text:p text:style-name="P67">cat /<text:span text:style-name="T53">proc/iomem</text:span> <text:span text:style-name="T29"><text:s text:c="4"/>To see the allocation of IO memory</text:span></text:p>
      <text:p text:style-name="P62">cat /proc/dma <text:s text:c="4"/><text:span text:style-name="T53">Shows the allocation DMA (Direct Memory Access) addresses.</text:span></text:p>
      <text:p text:style-name="P62">cat /proc/usb</text:p>
      <text:p text:style-name="P51">cat /proc/pci</text:p>
      <text:p text:style-name="P51"/>
      <text:p text:style-name="P57"><text:span text:style-name="T39">Kernel modules utilities</text:span>:<text:span text:style-name="T40"> </text:span><text:s/><text:span text:style-name="T8">Gather the same information than /proc and present it in more human readable format.</text:span></text:p>
      <text:p text:style-name="P57"><text:span text:style-name="T8"/></text:p>
      <text:p text:style-name="P58">lsmod <text:s/><text:span text:style-name="T12">Show the modules loaded into the memory.</text:span></text:p>
      <text:p text:style-name="P58"><text:span text:style-name="T48">modinfo</text:span><text:span text:style-name="T12"> Show the content of a chosen module, </text:span><text:span text:style-name="T48">modinfo bluetooth</text:span> </text:p>
      <text:p text:style-name="P52"><text:span text:style-name="T1">modprove</text:span> Loads a module. modprove bluetooth <text:s text:c="2"/>To unload it: <text:s text:c="2"/>modprove -r bluetooth</text:p>
      <text:p text:style-name="P53"><text:span text:style-name="T1">modprove -D floppy <text:s/></text:span>Shows dependencies of floppy</text:p>
      <text:p text:style-name="P59"/>
      <text:p text:style-name="P60">lscpu <text:span text:style-name="T8">Provide details about CPU</text:span></text:p>
      <text:p text:style-name="P27"><text:span text:style-name="T36">lscpu -e=node,address,book,socket,core,cpu </text:span><text:s/><text:span text:style-name="T38">Will display the requested information</text:span></text:p>
      <text:p text:style-name="P29">NODE ADDRESS BOOK SOCKET CORE CPU</text:p>
      <text:p text:style-name="P60"><text:span text:style-name="T17">0 <text:s text:c="10"/>- <text:s text:c="16"/>- <text:s text:c="10"/>0 <text:s text:c="13"/>0 <text:s text:c="9"/>0</text:span><text:span text:style-name="T8"> </text:span></text:p>
      <text:p text:style-name="P34"/>
      <text:p text:style-name="P70"><text:span text:style-name="T44">lspci:</text:span><text:span text:style-name="T41"> Shows information about the bus PCI and devices. Can identify devices on the bus that kernel can not and provides addressing information for configuring them.</text:span></text:p>
      <text:p text:style-name="P71"><text:span text:style-name="T20">cat /proc/interrupt</text:span><text:span text:style-name="T41"> does a similar thing.</text:span></text:p>
      <text:p text:style-name="P72"><text:span text:style-name="T44">lspci -t <text:s/></text:span><text:span text:style-name="T41"><text:s/>Display tree option. <text:s text:c="2"/></text:span><text:span text:style-name="T44"><text:s/>lspci -v </text:span><text:span text:style-name="T41">or -vv or -vvv <text:s/>Display verbose. <text:s/></text:span><text:span text:style-name="T44">lspci -</text:span><text:span text:style-name="T45">m</text:span><text:span text:style-name="T42"> add “” for scripts.</text:span></text:p>
      <text:p text:style-name="P73"><text:span text:style-name="T44">lspci -n</text:span><text:span text:style-name="T41"> Vendor and device numbers only. <text:s text:c="2"/></text:span><text:span text:style-name="T44">lspci -nn </text:span><text:span text:style-name="T41">Vendor+device numbers and names.</text:span></text:p>
      <text:p text:style-name="P63"/>
      <text:p text:style-name="P74"><text:span text:style-name="T44">lsdev: </text:span><text:span text:style-name="T41">Shows the device recognition. Tells you the DMA, IRQ and I/O Ports of the devices. </text:span></text:p>
      <text:p text:style-name="P64">May not be installed on your system, to have it: yum install procinfo <text:s/></text:p>
      <text:p text:style-name="P63"><text:soft-page-break/></text:p>
      <text:p text:style-name="P75"><text:span text:style-name="T46">l</text:span><text:span text:style-name="T47">susb:</text:span><text:span text:style-name="T43"> <text:s/>Displays the USB information and devices for your system.</text:span></text:p>
      <text:p text:style-name="P65"/>
      <text:p text:style-name="P76"><text:span text:style-name="T44">lsblk: </text:span><text:span text:style-name="T41">Shows the disks (block devices) attached to the system</text:span></text:p>
      <text:p text:style-name="P66"><text:span text:style-name="T1">lsblk -f</text:span> <text:s/>Print the filesystem <text:s/></text:p>
      <text:p text:style-name="P54"/>
      <text:p text:style-name="P55"><text:span text:style-name="T1">uname:</text:span> Displays information about the currently running kernel.</text:p>
      <text:p text:style-name="P34"/>
      <text:p text:style-name="P34"/>
      <text:p text:style-name="P34"/>
      <text:p text:style-name="P34">Questions:</text:p>
      <text:p text:style-name="P38">What is a pseudo-filesystem</text:p>
      <text:p text:style-name="P45">What is sysfs</text:p>
      <text:p text:style-name="P43">Show me the loaded modules</text:p>
      <text:p text:style-name="P39">How can the CPU uniquely identify a device </text:p>
      <text:p text:style-name="P42">How can I remove a module</text:p>
      <text:p text:style-name="P46">What is D-BUS</text:p>
      <text:p text:style-name="P47">Expose PIBS</text:p>
      <text:p text:style-name="P49">What is udev</text:p>
      <text:p text:style-name="P43">How can I see info of a module</text:p>
      <text:p text:style-name="P48">What is swap files</text:p>
      <text:p text:style-name="P40">Expose IO <text:span text:style-name="T34">Port, IRQ and DMA</text:span></text:p>
      <text:p text:style-name="P41">How can I see the </text:p>
      <text:p text:style-name="P44">What is udev</text:p>
      <text:p text:style-name="P44"/>
      <text:p text:style-name="P32"/>
      <text:p text:style-name="P31">101.2 Boot the System</text:p>
      <text:p text:style-name="P56"/>
      <text:p text:style-name="P32"/>
      <text:p text:style-name="P14">Systemd:</text:p>
      <text:p text:style-name="P1"/>
      <text:p text:style-name="P61"/>
      <text:p text:style-name="P10"><text:span text:style-name="T18">Systemd Targets</text:span>: <text:s/><text:span text:style-name="T11">Compared with Sysvint run levels</text:span></text:p>
      <text:p text:style-name="P11"><text:span text:style-name="T19">Runlevel</text:span><text:tab/><text:span text:style-name="T19">Systemd Description</text:span></text:p>
      <text:p text:style-name="P11">0<text:tab/><text:tab/><text:span text:style-name="T1">poweroff.target</text:span> <text:s text:c="4"/>Shuts down and powers off the system</text:p>
      <text:p text:style-name="P11">1<text:tab/><text:tab/>rescue.target <text:s text:c="9"/>Configures a rescue shell session</text:p>
      <text:p text:style-name="P11">2<text:tab/><text:tab/><text:span text:style-name="T1">multi-user.target</text:span> <text:s/>Sets the system to a nongraphical multiuser system, typically with no network <text:s/></text:p>
      <text:p text:style-name="P11">3<text:tab/><text:tab/>multi-user.target<text:tab/> <text:s/>Sets up the system as a nongraphical multiuser system, with network services</text:p>
      <text:p text:style-name="P11">4<text:tab/><text:tab/>multi-user.target<text:tab/> <text:s/><text:span text:style-name="T21">Same than 3</text:span></text:p>
      <text:p text:style-name="P11">5<text:tab/><text:tab/><text:span text:style-name="T1">graphical.target</text:span><text:tab/> <text:s/>Sets up the system as a graphical multiuser system with network services</text:p>
      <text:p text:style-name="P12">6<text:tab/><text:tab/><text:span text:style-name="T1">reboot.target</text:span><text:tab/> <text:s/>Shuts down and boots the system again</text:p>
      <text:p text:style-name="P12"/>
      <text:p text:style-name="P2"><text:span text:style-name="T2">S</text:span><text:span text:style-name="T1">ee current </text:span><text:span text:style-name="T2">target: </text:span><text:span text:style-name="T9"><text:s text:c="7"/></text:span><text:span text:style-name="T8">systemctl get-default </text:span><text:s/></text:p>
      <text:p text:style-name="P9"><text:span text:style-name="T1">See </text:span><text:span text:style-name="T4">ALL</text:span><text:span text:style-name="T1"> targets:</text:span> <text:s text:c="10"/><text:span text:style-name="T8">systemctl list-unit-files -t target <text:s text:c="5"/></text:span><text:span text:style-name="T16">(or -t service, or -t scope, etc )</text:span></text:p>
      <text:p text:style-name="P8"><text:span text:style-name="T1">See ACTIVE targets: <text:s text:c="3"/></text:span><text:span text:style-name="T10">systemctl list-unit</text:span><text:span text:style-name="T3">s</text:span><text:span text:style-name="T10"> -t target <text:s/><text:tab/></text:span><text:span text:style-name="T15"> </text:span><text:span text:style-name="T16">(or -t service, or -t scope, etc )</text:span></text:p>
      <text:p text:style-name="P5"><text:span text:style-name="T1">Change target:</text:span> <text:s text:c="13"/>sudo systemctl set-default graphical.target <text:s text:c="2"/><text:span text:style-name="T14">(change to desktop, will happen in next boot)</text:span></text:p>
      <text:p text:style-name="P6"><text:span text:style-name="T1">Change target on the fly:</text:span> <text:s/>systemctl <text:span text:style-name="T13">isolate graphical.target</text:span></text:p>
      <text:p text:style-name="P15"><text:span text:style-name="T1">Status of a Unit: <text:s text:c="12"/></text:span><text:s text:c="4"/>systemctl status rsyslog</text:p>
      <text:p text:style-name="P15"><text:span text:style-name="T1">Stop/Start/etc,units:</text:span> <text:s text:c="9"/>sudo systemctl stop rsyslog</text:p>
      <text:p text:style-name="P15"/>
      <text:p text:style-name="P3">Units:</text:p>
      <text:p text:style-name="P26">The Units are located in the following directories:</text:p>
      <text:list xml:id="list771154091" text:style-name="L1">
        <text:list-item>
          <text:p text:style-name="P28"><text:span text:style-name="T1">/usr/lib/systemd/system/</text:span>—Units that have been installed with the distribution</text:p>
        </text:list-item>
        <text:list-item>
          <text:p text:style-name="P28"><text:soft-page-break/><text:span text:style-name="T1">/run/systemd/system</text:span>—Units that have been created at runtime; may have precedence over non-runtime or installed units</text:p>
        </text:list-item>
        <text:list-item>
          <text:p text:style-name="P28">/<text:span text:style-name="T1">etc/systemd/system</text:span>—Units that are controlled by the sysadmin and have ultimate precedence over all the other units</text:p>
        </text:list-item>
      </text:list>
      <text:p text:style-name="P24"/>
      <text:p text:style-name="P13"><text:span text:style-name="T1">See content unit:</text:span> <text:tab/> <text:s text:c="8"/>systemctl cat multi-user.target</text:p>
      <text:p text:style-name="P68"><text:span text:style-name="T5">Directive</text:span><text:span text:style-name="T7">s</text:span><text:span text:style-name="T5">: </text:span></text:p>
      <text:p text:style-name="P68"><text:span text:style-name="T5"><text:tab/></text:span><text:span text:style-name="T1">ExecStart:</text:span> Indicates the command to be executed on the startup of the systemd service.</text:p>
      <text:p text:style-name="P7"><text:tab/><text:span text:style-name="T6">AllowIsolate: </text:span><text:span text:style-name="T35">Take boolean values. True if this directive have to be used <text:s/>with systemctl isolate command.</text:span></text:p>
      <text:p text:style-name="P7"/>
      <text:p text:style-name="P4">QUESTIONS systemd:</text:p>
      <text:p text:style-name="P16"/>
      <text:p text:style-name="P16">Show me how to see all the units</text:p>
      <text:p text:style-name="P16">Show me how to see the content of an unit</text:p>
      <text:p text:style-name="P16">Show me how to see the status of an unit</text:p>
      <text:p text:style-name="P77">Show me the active units</text:p>
      <text:p text:style-name="P78">What is a require and a want</text:p>
      <text:p text:style-name="P18">Show me all the <text:span text:style-name="T22">mount</text:span> units</text:p>
      <text:p text:style-name="P19">Show me the current target</text:p>
      <text:p text:style-name="P17">How can I start an unit</text:p>
      <text:p text:style-name="P20">Change the <text:span text:style-name="T33">default </text:span>target to another</text:p>
      <text:p text:style-name="P20"><text:span text:style-name="T30">Explain directive</text:span> <text:span text:style-name="T22">AllowIsolat</text:span><text:span text:style-name="T23">e</text:span></text:p>
      <text:p text:style-name="P21"><text:span text:style-name="T32">Explain directive</text:span> <text:span text:style-name="T22">ExecStart</text:span> </text:p>
      <text:p text:style-name="P22">Show all <text:span text:style-name="T27">loaded</text:span> <text:span text:style-name="T24">service</text:span> <text:span text:style-name="T25">units</text:span></text:p>
      <text:p text:style-name="P23">Tell me the system targets compared with the run levels, <text:span text:style-name="T26">now in decreasing order.</text:span></text:p>
      <text:p text:style-name="P6"><text:span text:style-name="T31">Explain directive </text:span><text:span text:style-name="T22">IgnoreOnIsolate=yes</text:span> <text:span text:style-name="T28">mean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sans-serif"/>
    <style:font-face style:name="open sansregular" svg:font-family="'open sansregular', Genev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09T11:24:04.511887762</dc:date>
    <meta:editing-duration>P1DT4H24M26S</meta:editing-duration>
    <meta:editing-cycles>83</meta:editing-cycles>
    <meta:generator>LibreOffice/6.1.4.2$MacOSX_X86_64 LibreOffice_project/9d0f32d1f0b509096fd65e0d4bec26ddd1938fd3</meta:generator>
    <meta:document-statistic meta:table-count="0" meta:image-count="0" meta:object-count="0" meta:page-count="3" meta:paragraph-count="98" meta:word-count="746" meta:character-count="4788" meta:non-whitespace-character-count="3934"/>
  </office:meta>
</office:document-meta>
</file>